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etect hmc5883l <text:s/>магнітометр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9:48:21.56350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5-29T19:21:18.161631767</dc:date>
    <meta:editing-duration>P20DT52M24S</meta:editing-duration>
    <meta:editing-cycles>83</meta:editing-cycles>
    <meta:document-statistic meta:table-count="1" meta:cell-count="138" meta:object-count="0"/>
  </office:meta>
</office:document-meta>
</file>